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2.51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Herbarium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/>
          <table:table-cell table:style-name="ce1" table:number-columns-repeated="1020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amil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Gattu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taxon_name</text:p>
          </table:table-cell>
          <table:table-cell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author_name</text:p>
          </table:table-cell>
          <table:table-cell office:value-type="string" calcext:value-type="string">
            <text:p>Au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/>
          <table:table-cell office:value-type="string" calcext:value-type="string">
            <text:p>Unter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/>
          <table:table-cell office:value-type="string" calcext:value-type="string">
            <text:p>Unterart Au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name_0</text:p>
          </table:table-cell>
          <table:table-cell office:value-type="string" calcext:value-type="string">
            <text:p>L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name_1</text:p>
          </table:table-cell>
          <table:table-cell office:value-type="string" calcext:value-type="string">
            <text:p>Bundesland/Provin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habitat</text:p>
          </table:table-cell>
          <table:table-cell office:value-type="string" calcext:value-type="string">
            <text:p>Naturra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Fund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/>
          <table:table-cell office:value-type="string" calcext:value-type="string">
            <text:p>Standort (Geologie, Exposit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/>
          <table:table-cell office:value-type="string" calcext:value-type="string">
            <text:p>MT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Hö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Koordinaten (Grad-Minuten-Sekunde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Samml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coll_nr</text:p>
          </table:table-cell>
          <table:table-cell office:value-type="string" calcext:value-type="string">
            <text:p>Sammelnu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det_name</text:p>
          </table:table-cell>
          <table:table-cell office:value-type="string" calcext:value-type="string">
            <text:p>Bestimmer (det., rev., conf.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coll_date</text:p>
          </table:table-cell>
          <table:table-cell office:value-type="string" calcext:value-type="string">
            <text:p>Dat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Anmerkungen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0">
      <number:day number:style="long"/>
      <number:text>/</number:text>
      <number:month number:style="long"/>
      <number:text>/</number:text>
      <number:year number:style="long"/>
    </number:date-style>
    <number:time-style style:name="N131">
      <number:hours/>
      <number:text>:</number:text>
      <number:minutes number:style="long"/>
      <number:text> </number:text>
      <number:am-pm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 number:decimal-places="1"/>
    </number:time-style>
    <number:date-style style:name="N129">
      <number:day/>
      <number:text>-</number:text>
      <number:month number:textual="true"/>
    </number:dat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-</number:text>
      <number:month number:textual="true"/>
      <number:text>-</number:text>
      <number:year/>
    </number:date-style>
    <number:time-style style:name="N156"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9:19:31.0494902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3:38:54.169455450</meta:creation-date>
    <dc:date>2022-03-18T09:21:05.972450088</dc:date>
    <meta:editing-duration>PT11H31M49S</meta:editing-duration>
    <meta:editing-cycles>15</meta:editing-cycles>
    <meta:generator>LibreOffice/7.3.1.3$Linux_X86_64 LibreOffice_project/eead5aec017556e2cdbf9dfff06537ec58969b73</meta:generator>
    <meta:document-statistic meta:table-count="1" meta:cell-count="56" meta:object-count="0"/>
  </office:meta>
</office:document-meta>
</file>